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36d" officeooo:paragraph-rsid="001e8cc7"/>
    </style:style>
    <style:style style:name="P2" style:family="paragraph" style:parent-style-name="Standard">
      <style:text-properties officeooo:rsid="00034749" officeooo:paragraph-rsid="001e8cc7"/>
    </style:style>
    <style:style style:name="T1" style:family="text">
      <style:text-properties officeooo:rsid="00034749"/>
    </style:style>
    <style:style style:name="T2" style:family="text">
      <style:text-properties officeooo:rsid="001e8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2"/>
      <text:p text:style-name="P1"><text:span text:style-name="T1">This</text:span> <text:span text:style-name="T2">s</text:span>ervice takes a POST request with a <text:span text:style-name="T2">MultipartFile</text:span> <text:span text:style-name="T2">in the body</text:span> and returns a<text:span text:style-name="T1">n</text:span> <text:span text:style-name="T2">URL</text:span> with which you can retrieve the file later. <text:span text:style-name="T1">The file is stored encrypted in a Minio DB that only the service has access to. </text:span>Whenever the service shuts down the file is <text:span text:style-name="T1">lost since the key is only stored in memory. The file is retrieved by a simple GET request to the service with the URL that was returned earl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28:58.997280961</meta:creation-date>
    <dc:date>2018-05-16T12:31:35.973383497</dc:date>
    <meta:editing-duration>PT2M3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77" meta:character-count="405" meta:non-whitespace-character-count="330"/>
  </office:meta>
</office:document-meta>
</file>